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top="0.0398in" fo:margin-bottom="0.0398in" loext:contextual-spacing="false" fo:line-height="150%"/>
      <style:text-properties officeooo:rsid="000f1ac7" officeooo:paragraph-rsid="000f1ac7"/>
    </style:style>
    <style:style style:name="P2" style:family="paragraph" style:parent-style-name="Standard">
      <style:paragraph-properties fo:margin-top="0.0398in" fo:margin-bottom="0.0398in" loext:contextual-spacing="false" fo:line-height="150%" fo:text-align="center" style:justify-single-word="false"/>
      <style:text-properties officeooo:rsid="000f3d8a" officeooo:paragraph-rsid="000f3d8a"/>
    </style:style>
    <style:style style:name="P3" style:family="paragraph" style:parent-style-name="Standard">
      <style:paragraph-properties fo:margin-top="0.0398in" fo:margin-bottom="0.0398in" loext:contextual-spacing="false" fo:line-height="150%" fo:text-align="start" style:justify-single-word="false"/>
      <style:text-properties officeooo:rsid="000f3d8a" officeooo:paragraph-rsid="0010a9db"/>
    </style:style>
    <style:style style:name="T1" style:family="text">
      <style:text-properties officeooo:rsid="000f4f40"/>
    </style:style>
    <style:style style:name="T2" style:family="text">
      <style:text-properties officeooo:rsid="0010a9d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E 578 </text:p>
      <text:p text:style-name="P1">Sebastian Martin</text:p>
      <text:p text:style-name="P1">February 11, 2019</text:p>
      <text:p text:style-name="P2">HW2 proposal</text:p>
      <text:p text:style-name="P3"><text:tab/>We propose to do a comparison between each word in the GN<text:span text:style-name="T1">U</text:span> dictionary in order to determine a <text:span text:style-name="T1">thesaurus</text:span> of the <text:span text:style-name="T1">terms. This will be completed by finding an online dictionary that will be scraped and places into a text document. From here we will be able to use this file in order to compare each definition with each other in order to determine if any of the words are defined in a way that they have a large intersection in the definitions of the words. In order to make this process consitent the definitions must first be fed into the Stanford parser <text:s/>in order to remove all of the stop words in the definitons. Once an intersection of a certain size is found we will conclude that the words are in fact synonyms.</text:span></text:p>
      <text:p text:style-name="P3"><text:tab/><text:span text:style-name="T2">After the first list of synonyms is compiled we will have to manually check a few of the words in order to determine a rate of error in our matching process. If the error rate is too large we will have to re-examine our original parameters for determining a synonym. One we have refined the list to what we believe to be correct synonyms only we would be able to state that our thesaurus is a correct list of matching words in the GNU dictionary.</text:span></text:p>
      <text:p text:style-name="P3"><text:span text:style-name="T2"><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9in" fo:margin-right="0.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4:04:55.933546521</meta:creation-date>
    <dc:date>2019-02-11T14:54:57.096487200</dc:date>
    <meta:editing-duration>PT9M5S</meta:editing-duration>
    <meta:editing-cycles>3</meta:editing-cycles>
    <meta:generator>LibreOffice/6.0.7.3$Linux_X86_64 LibreOffice_project/00m0$Build-3</meta:generator>
    <meta:document-statistic meta:table-count="0" meta:image-count="0" meta:object-count="0" meta:page-count="1" meta:paragraph-count="7" meta:word-count="228" meta:character-count="1218" meta:non-whitespace-character-count="991"/>
  </office:meta>
</office:document-meta>
</file>